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2"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9cm" svg:height="0.85cm" draw:z-index="0"><draw:image xlink:href="../../odt/images/0034.png" xlink:type="simple" xlink:show="embed" xlink:actuate="onLoad"/></draw:frame></text:p>
          </table:table-cell>
          <table:table-cell table:style-name="Table1.B1" office:value-type="string">
            <text:h text:style-name="P6" text:outline-level="1">Интегратор с ограничением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 <text:span text:style-name="T2">C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829cm" svg:height="1.431cm" draw:z-index="1"><draw:image xlink:href="../../odt/images/003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5">Блок </text:span><text:span text:style-name="T3">р</text:span><text:span text:style-name="T6">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3"><draw:frame draw:style-name="fr3" draw:name="Объект1" text:anchor-type="as-char" svg:width="3.276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2">при наличии ограничений на значение выходного сигнала:</text:p>
            <text:p text:style-name="P3"><text:span text:style-name="T6"><draw:frame draw:style-name="fr3" draw:name="Объект6" text:anchor-type="as-char" svg:width="3.574cm" svg:height="0.621cm" draw:z-index="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,</text:span></text:p>
            <text:p text:style-name="P2"><text:span text:style-name="T6">где</text:span><text:span text:style-name="T6"><draw:frame draw:style-name="fr3" draw:name="Объект2" text:anchor-type="as-char" svg:width="1.159cm" svg:height="0.62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</text:span><text:span text:style-name="T8"> i-</text:span><text:span text:style-name="T3">ый элемент входного сигнала в блок,</text:span><text:span text:style-name="T6"><draw:frame draw:style-name="fr3" draw:name="Объект3" text:anchor-type="as-char" svg:width="0.58cm" svg:height="0.62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– элемент вектора коэффициентов усиления,</text:span><text:span text:style-name="T6"><draw:frame draw:style-name="fr3" draw:name="Объект4" text:anchor-type="as-char" svg:width="1.182cm" svg:height="0.621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– элемент выходного сигнала из блока.</text:span></text:p>
            <text:p text:style-name="P2">Блок выполняет интегрирование (в пределах ограничений) входного сигнала, поэтому пиктограмма блока имеет вид передаточной функции идеального интегрирующего звена с «добавкой» символа «меньше-равно».</text:p>
            <text:p text:style-name="P2">Размерности сигналов входа, выхода и вектора коэффициентов должны совпадать.</text:p>
            <text:p text:style-name="P2"><text:span text:style-name="T4">Свойства</text:span>:</text:p>
            <text:list xml:id="list4366863161684803711" text:style-name="L1">
              <text:list-item>
                <text:p text:style-name="P4">Коэффициенты усиления – <text:span text:style-name="T2">вектор </text:span>коэффициентов<draw:frame draw:style-name="fr3" draw:name="Объект8" text:anchor-type="as-char" svg:width="0.58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4">Начальные условия – вектор начальных значений<draw:frame draw:style-name="fr3" draw:name="Объект10" text:anchor-type="as-char" svg:width="1.265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выходной величины блока.</text:p>
              </text:list-item>
            </text:list>
            <text:list xml:id="list4654424085078663568" text:style-name="L2">
              <text:list-item>
                <text:p text:style-name="P5">Минимальное значение – минимальное значение выхода<draw:frame draw:style-name="fr3" draw:name="Объект5" text:anchor-type="as-char" svg:width="0.963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      </text:list-item>
              <text:list-item>
                <text:p text:style-name="P5">Максимальное значение – максимальное значение выхода<draw:frame draw:style-name="fr3" draw:name="Объект7" text:anchor-type="as-char" svg:width="1.02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</text:list>
            <text:p text:style-name="P2"><text:span text:style-name="T1">Примечание:</text:span> по умолчанию блок реализует интегрирование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с ограничением</dc:title>
    <dc:date>2014-11-29T01:06:14.30</dc:date>
    <meta:generator>OpenOffice/4.1.1$Win32 OpenOffice.org_project/411m6$Build-9775</meta:generator>
    <meta:editing-duration>PT2H15M10S</meta:editing-duration>
    <meta:editing-cycles>52</meta:editing-cycles>
    <meta:document-statistic meta:table-count="1" meta:image-count="2" meta:object-count="9" meta:page-count="1" meta:paragraph-count="19" meta:word-count="133" meta:character-count="1013"/>
  </office:meta>
</office:document-meta>
</file>

<file path=Object 1/content.xml><?xml version="1.0" encoding="utf-8"?>
<math xmlns="http://www.w3.org/1998/Math/MathML">
  <semantics>
    <mrow>
      <msub>
        <mi>y</mi>
        <mi>i</mi>
      </msub>
      <mi>'</mi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x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y_i'(t) = k_i cdot x_i(t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6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8/content.xml><?xml version="1.0" encoding="utf-8"?>
<math xmlns="http://www.w3.org/1998/Math/MathML">
  <semantics>
    <mrow>
      <mrow>
        <msub>
          <mi>y</mi>
          <mi mathvariant="italic">min</mi>
        </msub>
        <mo stretchy="false">≤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≤</mo>
        <msub>
          <mi>y</mi>
          <mi mathvariant="italic">max</mi>
        </msub>
      </mrow>
    </mrow>
    <annotation encoding="StarMath 5.0">y_min &lt;= y_i(t) &lt;= y_max</annotation>
  </semantics>
</math>
</file>

<file path=Object 9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